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48cm" fo:min-width="4.004cm" fo:wrap-option="wrap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009cm" fo:min-width="2.454cm" fo:wrap-option="wrap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912cm" fo:min-width="2.502cm" fo:wrap-option="wrap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912cm" fo:min-width="2.503cm" fo:wrap-option="wrap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912cm" fo:min-width="2.503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913cm" fo:min-width="2.503cm" fo:wrap-option="wrap"/>
    </style:style>
    <style:style style:name="gr7" style:family="graphic" style:parent-style-name="standard">
      <style:graphic-properties draw:fill-color="#33ff99" draw:textarea-horizontal-align="justify" draw:textarea-vertical-align="middle" draw:auto-grow-height="false" fo:min-height="1.009cm" fo:min-width="2.455cm" fo:wrap-option="wrap"/>
    </style:style>
    <style:style style:name="gr8" style:family="graphic" style:parent-style-name="standard">
      <style:graphic-properties draw:fill-color="#33ff99" draw:textarea-horizontal-align="justify" draw:textarea-vertical-align="middle" draw:auto-grow-height="false" fo:min-height="0.913cm" fo:min-width="2.502cm" fo:wrap-option="wrap"/>
    </style:style>
    <style:style style:name="gr9" style:family="graphic" style:parent-style-name="standard">
      <style:graphic-properties draw:fill-color="#33ff99" draw:textarea-horizontal-align="justify" draw:textarea-vertical-align="middle" draw:auto-grow-height="false" fo:min-height="0.912cm" fo:min-width="2.503cm" fo:wrap-option="wrap"/>
    </style:style>
    <style:style style:name="gr10" style:family="graphic" style:parent-style-name="standard">
      <style:graphic-properties draw:fill-color="#33ff99" draw:textarea-horizontal-align="justify" draw:textarea-vertical-align="middle" draw:auto-grow-height="false" fo:min-height="0.912cm" fo:min-width="2.503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1.009cm" fo:min-width="2.454cm" fo:wrap-option="wrap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0.913cm" fo:min-width="2.501cm" fo:wrap-option="wrap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0.912cm" fo:min-width="2.502cm" fo:wrap-option="wrap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1.741cm" fo:min-width="2.502cm" fo:wrap-option="wrap"/>
    </style:style>
    <style:style style:name="gr15" style:family="graphic" style:parent-style-name="standard">
      <style:graphic-properties draw:fill-color="#66ff00" draw:textarea-horizontal-align="justify" draw:textarea-vertical-align="middle" draw:auto-grow-height="false" fo:min-height="1.008cm" fo:min-width="2.454cm" fo:wrap-option="wrap"/>
    </style:style>
    <style:style style:name="gr16" style:family="graphic" style:parent-style-name="standard">
      <style:graphic-properties draw:fill-color="#66ff00" draw:textarea-horizontal-align="justify" draw:textarea-vertical-align="middle" draw:auto-grow-height="false" fo:min-height="0.912cm" fo:min-width="2.502cm" fo:wrap-option="wrap"/>
    </style:style>
    <style:style style:name="gr17" style:family="graphic" style:parent-style-name="standard">
      <style:graphic-properties draw:fill-color="#66ff00" draw:textarea-horizontal-align="justify" draw:textarea-vertical-align="middle" draw:auto-grow-height="false" fo:min-height="0.912cm" fo:min-width="2.502cm"/>
    </style:style>
    <style:style style:name="gr18" style:family="graphic" style:parent-style-name="standard">
      <style:graphic-properties draw:fill-color="#66ff00" draw:textarea-horizontal-align="justify" draw:textarea-vertical-align="middle" draw:auto-grow-height="false" fo:min-height="0.913cm" fo:min-width="2.402cm" fo:wrap-option="wrap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cc" draw:fill-color="#66ff00" draw:textarea-horizontal-align="justify" draw:textarea-vertical-align="middle" draw:auto-grow-height="false" fo:min-height="1.35cm" fo:min-width="2.5cm"/>
    </style:style>
    <style:style style:name="gr22" style:family="graphic" style:parent-style-name="standard">
      <style:graphic-properties draw:fill-color="#66ff00" draw:textarea-horizontal-align="justify" draw:textarea-vertical-align="middle" draw:auto-grow-height="false" fo:min-height="0.85cm" fo:min-width="2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33ff99"/>
      <style:paragraph-properties fo:text-align="center"/>
    </style:style>
    <style:style style:name="P5" style:family="paragraph">
      <loext:graphic-properties draw:fill-color="#ff950e"/>
      <style:paragraph-properties fo:text-align="center"/>
    </style:style>
    <style:style style:name="P6" style:family="paragraph">
      <loext:graphic-properties draw:fill-color="#66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.203cm"/>
    </style:style>
    <style:style style:name="P9" style:family="paragraph">
      <loext:graphic-properties draw:fill-color="#66ff00"/>
      <style:paragraph-properties fo:margin-left="0cm" fo:margin-right="0cm" fo:text-align="start" fo:text-indent="0.20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04cm" svg:height="1.598cm" svg:x="7.801cm" svg:y="1.3cm">
          <text:p text:style-name="P1">Kino Pasaulis Informacinė sist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54cm" svg:height="1.259cm" svg:x="2.364cm" svg:y="4.71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002cm" svg:height="1.162cm" svg:x="3.171cm" svg:y="6.357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003cm" svg:height="1.162cm" svg:x="3.193cm" svg:y="7.761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003cm" svg:height="1.162cm" svg:x="3.193cm" svg:y="9.165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003cm" svg:height="1.163cm" svg:x="3.193cm" svg:y="10.569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955cm" svg:height="1.259cm" svg:x="6.641cm" svg:y="4.721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002cm" svg:height="1.163cm" svg:x="7.375cm" svg:y="6.325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003cm" svg:height="1.162cm" svg:x="7.397cm" svg:y="7.73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003cm" svg:height="1.162cm" svg:x="7.397cm" svg:y="9.134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003cm" svg:height="1.162cm" svg:x="7.397cm" svg:y="10.538cm">
          <text:p text:style-name="P1">Test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954cm" svg:height="1.259cm" svg:x="10.912cm" svg:y="4.721cm">
          <text:p text:style-name="P1">Kino studijos posistemė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001cm" svg:height="1.163cm" svg:x="11.8cm" svg:y="6.4cm">
          <text:p text:style-name="P1">Kino studijų registracij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002cm" svg:height="1.162cm" svg:x="11.822cm" svg:y="7.805cm">
          <text:p text:style-name="P1">Kino filmų administrav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002cm" svg:height="1.991cm" svg:x="11.822cm" svg:y="9.209cm">
          <text:p text:style-name="P1">Kino studijų reitingų ataskai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002cm" svg:height="1.162cm" svg:x="11.8cm" svg:y="11.7cm">
          <text:p text:style-name="P1">Kino filmų ataskai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2.954cm" svg:height="1.258cm" svg:x="16cm" svg:y="4.8cm">
          <text:p text:style-name="P1">Kino teatro posistemė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.002cm" svg:height="1.162cm" svg:x="16.775cm" svg:y="6.425cm">
          <text:p text:style-name="P1">Kino teatrų registracij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3.002cm" svg:height="1.162cm" svg:x="16.798cm" svg:y="7.829cm">
          <text:p text:style-name="P1">Prisijung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002cm" svg:height="1.162cm" svg:x="16.798cm" svg:y="9.234cm">
          <text:p text:style-name="P1">Seansų kūrim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2.902cm" svg:height="1.163cm" svg:x="16.798cm" svg:y="10.637cm">
          <text:p text:style-name="P1">Auditorijų kūrima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7" draw:layer="layout" svg:x1="16cm" svg:y1="6.07cm" svg:x2="16cm" svg:y2="15.7cm">
          <text:p/>
        </draw:line>
        <draw:line draw:style-name="gr20" draw:text-style-name="P7" draw:layer="layout" svg:x1="16cm" svg:y1="9.8cm" svg:x2="16.8cm" svg:y2="9.8cm">
          <text:p/>
        </draw:line>
        <draw:line draw:style-name="gr20" draw:text-style-name="P7" draw:layer="layout" svg:x1="16cm" svg:y1="8.4cm" svg:x2="16.8cm" svg:y2="8.4cm">
          <text:p/>
        </draw:line>
        <draw:line draw:style-name="gr20" draw:text-style-name="P7" draw:layer="layout" svg:x1="16cm" svg:y1="7cm" svg:x2="16.8cm" svg:y2="7cm">
          <text:p/>
        </draw:line>
        <draw:line draw:style-name="gr19" draw:text-style-name="P7" draw:layer="layout" svg:x1="9.976cm" svg:y1="2.898cm" svg:x2="9.976cm" svg:y2="3.26cm">
          <text:p/>
        </draw:line>
        <draw:line draw:style-name="gr19" draw:text-style-name="P7" draw:layer="layout" svg:x1="3.669cm" svg:y1="3.26cm" svg:x2="16.646cm" svg:y2="3.26cm">
          <text:p/>
        </draw:line>
        <draw:line draw:style-name="gr20" draw:text-style-name="P7" draw:layer="layout" svg:x1="3.669cm" svg:y1="3.26cm" svg:x2="3.669cm" svg:y2="4.71cm">
          <text:p/>
        </draw:line>
        <draw:line draw:style-name="gr20" draw:text-style-name="P7" draw:layer="layout" svg:x1="8.019cm" svg:y1="3.26cm" svg:x2="8.019cm" svg:y2="4.71cm">
          <text:p/>
        </draw:line>
        <draw:line draw:style-name="gr20" draw:text-style-name="P7" draw:layer="layout" svg:x1="12.368cm" svg:y1="3.26cm" svg:x2="12.368cm" svg:y2="4.71cm">
          <text:p/>
        </draw:line>
        <draw:line draw:style-name="gr20" draw:text-style-name="P7" draw:layer="layout" svg:x1="16.573cm" svg:y1="3.26cm" svg:x2="16.573cm" svg:y2="4.782cm">
          <text:p/>
        </draw:line>
        <draw:line draw:style-name="gr20" draw:text-style-name="P7" draw:layer="layout" svg:x1="16cm" svg:y1="11.3cm" svg:x2="16.8cm" svg:y2="11.3cm">
          <text:p/>
        </draw:line>
        <draw:line draw:style-name="gr19" draw:text-style-name="P7" draw:layer="layout" svg:x1="2.4cm" svg:y1="6cm" svg:x2="2.4cm" svg:y2="11.23cm">
          <text:p/>
        </draw:line>
        <draw:line draw:style-name="gr20" draw:text-style-name="P7" draw:layer="layout" svg:x1="2.4cm" svg:y1="9.73cm" svg:x2="3.2cm" svg:y2="9.73cm">
          <text:p/>
        </draw:line>
        <draw:line draw:style-name="gr20" draw:text-style-name="P7" draw:layer="layout" svg:x1="2.4cm" svg:y1="8.33cm" svg:x2="3.2cm" svg:y2="8.33cm">
          <text:p/>
        </draw:line>
        <draw:line draw:style-name="gr20" draw:text-style-name="P7" draw:layer="layout" svg:x1="2.4cm" svg:y1="6.93cm" svg:x2="3.2cm" svg:y2="6.93cm">
          <text:p/>
        </draw:line>
        <draw:line draw:style-name="gr20" draw:text-style-name="P7" draw:layer="layout" svg:x1="2.4cm" svg:y1="11.23cm" svg:x2="3.2cm" svg:y2="11.23cm">
          <text:p/>
        </draw:line>
        <draw:line draw:style-name="gr19" draw:text-style-name="P7" draw:layer="layout" svg:x1="11cm" svg:y1="6cm" svg:x2="11cm" svg:y2="12.3cm">
          <text:p/>
        </draw:line>
        <draw:line draw:style-name="gr20" draw:text-style-name="P7" draw:layer="layout" svg:x1="11cm" svg:y1="10.2cm" svg:x2="11.8cm" svg:y2="10.2cm">
          <text:p/>
        </draw:line>
        <draw:line draw:style-name="gr20" draw:text-style-name="P7" draw:layer="layout" svg:x1="11cm" svg:y1="8.33cm" svg:x2="11.8cm" svg:y2="8.33cm">
          <text:p/>
        </draw:line>
        <draw:line draw:style-name="gr20" draw:text-style-name="P7" draw:layer="layout" svg:x1="11cm" svg:y1="6.93cm" svg:x2="11.8cm" svg:y2="6.93cm">
          <text:p/>
        </draw:line>
        <draw:line draw:style-name="gr20" draw:text-style-name="P7" draw:layer="layout" svg:x1="11cm" svg:y1="12.3cm" svg:x2="11.8cm" svg:y2="12.3cm">
          <text:p/>
        </draw:line>
        <draw:line draw:style-name="gr19" draw:text-style-name="P7" draw:layer="layout" svg:x1="6.626cm" svg:y1="5.958cm" svg:x2="6.626cm" svg:y2="11.188cm">
          <text:p/>
        </draw:line>
        <draw:line draw:style-name="gr20" draw:text-style-name="P7" draw:layer="layout" svg:x1="6.626cm" svg:y1="9.688cm" svg:x2="7.426cm" svg:y2="9.688cm">
          <text:p/>
        </draw:line>
        <draw:line draw:style-name="gr20" draw:text-style-name="P7" draw:layer="layout" svg:x1="6.626cm" svg:y1="8.288cm" svg:x2="7.426cm" svg:y2="8.288cm">
          <text:p/>
        </draw:line>
        <draw:line draw:style-name="gr20" draw:text-style-name="P7" draw:layer="layout" svg:x1="6.626cm" svg:y1="6.888cm" svg:x2="7.426cm" svg:y2="6.888cm">
          <text:p/>
        </draw:line>
        <draw:line draw:style-name="gr20" draw:text-style-name="P7" draw:layer="layout" svg:x1="6.626cm" svg:y1="11.188cm" svg:x2="7.426cm" svg:y2="11.188cm">
          <text:p/>
        </draw:line>
        <draw:line draw:style-name="gr20" draw:text-style-name="P7" draw:layer="layout" svg:x1="16.1cm" svg:y1="12.8cm" svg:x2="16.9cm" svg:y2="12.8cm">
          <text:p/>
        </draw:line>
        <draw:custom-shape draw:style-name="gr21" draw:text-style-name="P9" draw:layer="layout" svg:width="3cm" svg:height="1.6cm" svg:x="16.8cm" svg:y="12cm">
          <text:p text:style-name="P8">Kino seansų užimtumo ataskaita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6cm" svg:y1="14.2cm" svg:x2="16.9cm" svg:y2="14.2cm">
          <text:p/>
        </draw:line>
        <draw:custom-shape draw:style-name="gr22" draw:text-style-name="P6" draw:layer="layout" svg:width="2.9cm" svg:height="1.1cm" svg:x="16.9cm" svg:y="13.8cm">
          <text:p text:style-name="P1">Prenu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23:06:52.005000000</meta:creation-date>
    <dc:date>2016-10-01T20:26:00.465000000</dc:date>
    <meta:editing-duration>PT1H5M9S</meta:editing-duration>
    <meta:editing-cycles>5</meta:editing-cycles>
    <meta:generator>LibreOffice/5.2.2.2$Windows_x86 LibreOffice_project/8f96e87c890bf8fa77463cd4b640a2312823f3ad</meta:generator>
    <meta:document-statistic meta:object-count="51"/>
  </office:meta>
</office:document-meta>
</file>